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DestroyBean.destroyMetho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itDestroyBean.initMetho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stedBeansElementAttributeRecursionTests.ini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itDestroyBean.destroyMethod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stedBeansElementAttributeRecursionTests.defaultAutowireCandidatesWithNonValidating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stedBeansElementAttributeRecursionTests.default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DestroyBean.initMethod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itDestroyBean.initMetho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stedBeansElementAttributeRecursionTests.assertMerge( DefaultListableBeanFactory b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stedBeansElementAttributeRecursionTests.assertAutowireCandidates( DefaultListableBeanFactory b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stedBeansElementAttributeRecursionTests.default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stedBeansElementAttributeRecursionTests.defaultAutowire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stedBeansElementAttributeRecursionTests.defaultLazyInitWithNonValidating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stedBeansElementAttributeRecursionTests.defaultMergeWithNonValidating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stedBeansElementAttributeRecursionTests.assertLazyInits( DefaultListableBeanFactory b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itDestroyBean.destroyMetho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